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81mm"/>
    </style:style>
    <style:style style:name="co3" style:family="table-column">
      <style:table-column-properties fo:break-before="auto" style:column-width="50.64mm"/>
    </style:style>
    <style:style style:name="co4" style:family="table-column">
      <style:table-column-properties fo:break-before="auto" style:column-width="57.73mm"/>
    </style:style>
    <style:style style:name="co5" style:family="table-column">
      <style:table-column-properties fo:break-before="auto" style:column-width="60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0.2mm" fo:break-before="auto" style:use-optimal-row-height="true"/>
    </style:style>
    <style:style style:name="ro3" style:family="table-row">
      <style:table-row-properties style:row-height="33.18mm" fo:break-before="auto" style:use-optimal-row-height="true"/>
    </style:style>
    <style:style style:name="ro4" style:family="table-row">
      <style:table-row-properties style:row-height="52.11mm" fo:break-before="auto" style:use-optimal-row-height="true"/>
    </style:style>
    <style:style style:name="ro5" style:family="table-row">
      <style:table-row-properties style:row-height="20.36mm" fo:break-before="auto" style:use-optimal-row-height="true"/>
    </style:style>
    <style:style style:name="ro6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toda</text:p>
          </table:table-cell>
          <table:table-cell office:value-type="string" calcext:value-type="string">
            <text:p>Zasób</text:p>
          </table:table-cell>
          <table:table-cell office:value-type="string" calcext:value-type="string">
            <text:p>Parametry</text:p>
          </table:table-cell>
          <table:table-cell office:value-type="string" calcext:value-type="string">
            <text:p>Wynik</text:p>
          </table:table-cell>
          <table:table-cell office:value-type="string" calcext:value-type="string">
            <text:p>Autoryzacja</text:p>
          </table:table-cell>
          <table:table-cell office:value-type="string" calcext:value-type="string">
            <text:p>Opis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ray(users)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Lista użytkowników</text:p>
          </table:table-cell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user/:id</text:p>
          </table:table-cell>
          <table:table-cell/>
          <table:table-cell office:value-type="string" calcext:value-type="string">
            <text:p>{</text:p>
            <text:p>    "id": int,</text:p>
            <text:p>    "email": string,</text:p>
            <text:p>    "name": string,</text:p>
            <text:p>    "surname": string,</text:p>
            <text:p>    "active": boolean,</text:p>
            <text:p>    "role": int,</text:p>
            <text:p>    ”recipients”: array(recipient),</text:p>
            <text:p>    ”transactions”: array(transaction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czegóły użytkownika</text:p>
          </table:table-cell>
        </table:table-row>
        <table:table-row table:style-name="ro3">
          <table:table-cell office:value-type="string" calcext:value-type="string">
            <text:p>POST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{</text:p>
            <text:p>"name": string,</text:p>
            <text:p>"surname": string,</text:p>
            <text:p>"email": string,</text:p>
            <text:p>"password": string</text:p>
            <text:p>}</text:p>
          </table:table-cell>
          <table:table-cell office:value-type="string" calcext:value-type="string">
            <text:p>{</text:p>
            <text:p>    "name": string,</text:p>
            <text:p>    "surname": string,</text:p>
            <text:p>    "email": string,</text:p>
            <text:p>    "active": int,</text:p>
            <text:p>    "role": int,</text:p>
            <text:p>    "id": int</text:p>
            <text:p>}</text:p>
          </table:table-cell>
          <table:table-cell table:style-name="ce1" office:value-type="string" calcext:value-type="string">
            <text:p>NIE</text:p>
          </table:table-cell>
          <table:table-cell office:value-type="string" calcext:value-type="string">
            <text:p>Rejestracja użytkownika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transact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ray(transactions)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obranie listy wpisów</text:p>
          </table:table-cell>
        </table:table-row>
        <table:table-row table:style-name="ro4">
          <table:table-cell office:value-type="string" calcext:value-type="string">
            <text:p>GET</text:p>
          </table:table-cell>
          <table:table-cell office:value-type="string" calcext:value-type="string">
            <text:p>/transaction/: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id": int,</text:p>
            <text:p>    "purchase_date": date,</text:p>
            <text:p>    "location": string,</text:p>
            <text:p>    "product": string,</text:p>
            <text:p>    "buyer": object(user),</text:p>
            <text:p>    "recipient": int,</text:p>
            <text:p>    "cost": double,</text:p>
            <text:p>    "comment": string/null,</text:p>
            <text:p>    "created_at": date,</text:p>
            <text:p>    "updated_at": date,</text:p>
            <text:p>    "piece": double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obranie jednego wpisu</text:p>
          </table:table-cell>
        </table:table-row>
        <table:table-row table:style-name="ro4">
          <table:table-cell office:value-type="string" calcext:value-type="string">
            <text:p>POST</text:p>
          </table:table-cell>
          <table:table-cell office:value-type="string" calcext:value-type="string">
            <text:p>/transaction</text:p>
          </table:table-cell>
          <table:table-cell office:value-type="string" calcext:value-type="string">
            <text:p>{</text:p>
            <text:p>"purchase_date": date,</text:p>
            <text:p>"location": string,</text:p>
            <text:p>"product": string,</text:p>
            <text:p>"recipient": int,</text:p>
            <text:p>"cost": double,</text:p>
            <text:p>"comment": string/null,</text:p>
            <text:p>"piece": double</text:p>
            <text:p>}</text:p>
          </table:table-cell>
          <table:table-cell office:value-type="string" calcext:value-type="string">
            <text:p>{</text:p>
            <text:p>    "purchase_date": date,</text:p>
            <text:p>    "location": string,</text:p>
            <text:p>    "product": string",</text:p>
            <text:p>    "buyer": int,</text:p>
            <text:p>    "recipient": int,</text:p>
            <text:p>    "cost": double,</text:p>
            <text:p>    "comment": string/null,</text:p>
            <text:p>    "piece": double,</text:p>
            <text:p>    "updated_at": date,</text:p>
            <text:p>    "created_at": date,</text:p>
            <text:p>    "id": int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Dodanie wpisu</text:p>
          </table:table-cell>
        </table:table-row>
        <table:table-row table:style-name="ro4">
          <table:table-cell office:value-type="string" calcext:value-type="string">
            <text:p>PUT</text:p>
          </table:table-cell>
          <table:table-cell office:value-type="string" calcext:value-type="string">
            <text:p>/transaction/:id</text:p>
          </table:table-cell>
          <table:table-cell office:value-type="string" calcext:value-type="string">
            <text:p>{</text:p>
            <text:p>"purchase_date": date,</text:p>
            <text:p>"location": string,</text:p>
            <text:p>"product": string,</text:p>
            <text:p>"buyer_id": int,</text:p>
            <text:p>"recipient": int,</text:p>
            <text:p>"cost": double,</text:p>
            <text:p>"comment": string/null,</text:p>
            <text:p>"piece": double</text:p>
            <text:p>}</text:p>
          </table:table-cell>
          <table:table-cell office:value-type="string" calcext:value-type="string">
            <text:p>{</text:p>
            <text:p>    "purchase_date": date,</text:p>
            <text:p>    "location": string,</text:p>
            <text:p>    "product": string",</text:p>
            <text:p>    "buyer": object(user),</text:p>
            <text:p>    "recipient": int,</text:p>
            <text:p>    "cost": double,</text:p>
            <text:p>    "comment": string/null,</text:p>
            <text:p>    "piece": double,</text:p>
            <text:p>    "updated_at": date,</text:p>
            <text:p>    "created_at": date,</text:p>
            <text:p>    "id": int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Aktualizacja wpisu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transaction/:id</text:p>
          </table:table-cell>
          <table:table-cell table:number-columns-repeated="2"/>
          <table:table-cell office:value-type="string" calcext:value-type="string">
            <text:p>TAK</text:p>
          </table:table-cell>
          <table:table-cell office:value-type="string" calcext:value-type="string">
            <text:p>Usunięcie wpisu</text:p>
          </table:table-cell>
        </table:table-row>
        <table:table-row table:style-name="ro5">
          <table:table-cell office:value-type="string" calcext:value-type="string">
            <text:p>POST</text:p>
          </table:table-cell>
          <table:table-cell office:value-type="string" calcext:value-type="string">
            <text:p>/session</text:p>
          </table:table-cell>
          <table:table-cell office:value-type="string" calcext:value-type="string">
            <text:p>{</text:p>
            <text:p>    ”email”: string</text:p>
            <text:p>    ”passsword”: string</text:p>
            <text:p>}</text:p>
          </table:table-cell>
          <table:table-cell office:value-type="string" calcext:value-type="string">
            <text:p>{</text:p>
            <text:p>    ”token”: string,</text:p>
            <text:p>    ”user”: object(user),</text:p>
            <text:p>    ”created_at”: date</text:p>
            <text:p>}</text:p>
          </table:table-cell>
          <table:table-cell table:style-name="ce1" office:value-type="string" calcext:value-type="string">
            <text:p>NIE</text:p>
          </table:table-cell>
          <table:table-cell office:value-type="string" calcext:value-type="string">
            <text:p>Logowanie użytkownika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sessi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Wylogowanie użytkownika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recipie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ray(recipients)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obranie listy odbiorców</text:p>
          </table:table-cell>
        </table:table-row>
        <table:table-row table:style-name="ro5">
          <table:table-cell office:value-type="string" calcext:value-type="string">
            <text:p>GET</text:p>
          </table:table-cell>
          <table:table-cell office:value-type="string" calcext:value-type="string">
            <text:p>/recipient/: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id": int,</text:p>
            <text:p>    "name": string,</text:p>
            <text:p>    "users": array(user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obranie jednego odbiorcy</text:p>
          </table:table-cell>
        </table:table-row>
        <table:table-row table:style-name="ro6">
          <table:table-cell office:value-type="string" calcext:value-type="string">
            <text:p>POST</text:p>
          </table:table-cell>
          <table:table-cell office:value-type="string" calcext:value-type="string">
            <text:p>/recipient</text:p>
          </table:table-cell>
          <table:table-cell office:value-type="string" calcext:value-type="string">
            <text:p>{</text:p>
            <text:p>    ”name”: string</text:p>
            <text:p>}</text:p>
          </table:table-cell>
          <table:table-cell office:value-type="string" calcext:value-type="string">
            <text:p>{</text:p>
            <text:p>    ”id”: int,</text:p>
            <text:p>    ”name”: string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Dodanie nowego odbiorcy</text:p>
          </table:table-cell>
        </table:table-row>
        <table:table-row table:style-name="ro5">
          <table:table-cell office:value-type="string" calcext:value-type="string">
            <text:p>PUT</text:p>
          </table:table-cell>
          <table:table-cell office:value-type="string" calcext:value-type="string">
            <text:p>/recipient/:id</text:p>
          </table:table-cell>
          <table:table-cell office:value-type="string" calcext:value-type="string">
            <text:p>{</text:p>
            <text:p>    ”name”: string</text:p>
            <text:p>}</text:p>
          </table:table-cell>
          <table:table-cell office:value-type="string" calcext:value-type="string">
            <text:p>{</text:p>
            <text:p>    "id": int,</text:p>
            <text:p>    "name": string,</text:p>
            <text:p>    "users": array(user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Aktualizacja odbiorcy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recipient/:i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Usunięcie odbiorcy</text:p>
          </table:table-cell>
        </table:table-row>
        <table:table-row table:style-name="ro5">
          <table:table-cell office:value-type="string" calcext:value-type="string">
            <text:p>POST</text:p>
          </table:table-cell>
          <table:table-cell office:value-type="string" calcext:value-type="string">
            <text:p>/recipient/:recipient_id/user/:user_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id": int,</text:p>
            <text:p>    "name": string,</text:p>
            <text:p>    "users": array(user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Dodanie użytkownika do odbiorcy</text:p>
          </table:table-cell>
        </table:table-row>
        <table:table-row table:style-name="ro5">
          <table:table-cell office:value-type="string" calcext:value-type="string">
            <text:p>DELETE</text:p>
          </table:table-cell>
          <table:table-cell office:value-type="string" calcext:value-type="string">
            <text:p>/recipient/:recipient_id/user/:user_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id": int,</text:p>
            <text:p>    "name": string,</text:p>
            <text:p>    "users": array(user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Usunięcie użytkownika z odbiorc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.00.0000</text:date>, <text:time style:data-style-name="N2" text:time-value="02:49:33.54297202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9:10:28.873084751</meta:creation-date>
    <dc:date>2017-10-06T02:37:15.294601019</dc:date>
    <meta:editing-duration>PT4H40M41S</meta:editing-duration>
    <meta:editing-cycles>15</meta:editing-cycles>
    <meta:generator>LibreOffice/5.1.6.2$Linux_X86_64 LibreOffice_project/10m0$Build-2</meta:generator>
    <meta:document-statistic meta:table-count="1" meta:cell-count="105" meta:object-count="0"/>
  </office:meta>
</office:document-meta>
</file>